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tyle" style:family="table">
      <style:table-properties style:width="6.9271in" fo:margin-left="0in" table:align="left"/>
    </style:style>
    <style:style style:name="style.A" style:family="table-column">
      <style:table-column-properties style:column-width="4.75in"/>
    </style:style>
    <style:style style:name="style.B" style:family="table-column">
      <style:table-column-properties style:column-width="0.9375in"/>
    </style:style>
    <style:style style:name="style.C" style:family="table-column">
      <style:table-column-properties style:column-width="1.2396in"/>
    </style:style>
    <style:style style:name="style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style.A2" style:family="table-cell">
      <style:table-cell-properties fo:padding="0.0201in" fo:border-left="none" fo:border-right="none" fo:border-top="none" fo:border-bottom="0.05pt solid #000000" style:writing-mode="page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2.8125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1.2396in"/>
    </style:style>
    <style:style style:name="Table1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Table1.A2" style:family="table-cell">
      <style:table-cell-properties fo:padding="0.0201in" fo:border-left="none" fo:border-right="none" fo:border-top="none" fo:border-bottom="0.05pt solid #000000" style:writing-mode="page"/>
    </style:style>
    <style:style style:name="P1" style:family="paragraph" style:parent-style-name="Standard">
      <style:text-properties fo:font-size="14pt" fo:font-weight="bold" officeooo:rsid="00079c3d" officeooo:paragraph-rsid="00079c3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4pt" fo:font-weight="bold" officeooo:rsid="000a9010" officeooo:paragraph-rsid="000a901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a9010" officeooo:paragraph-rsid="000a9010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3c94d" officeooo:paragraph-rsid="0013c94d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0b3427" style:font-size-asian="11pt" style:font-size-complex="11pt"/>
    </style:style>
    <style:style style:name="P6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16708c" style:font-size-asian="11pt" style:font-size-complex="11pt"/>
    </style:style>
    <style:style style:name="P7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17b153" style:font-size-asian="11pt" style:font-size-complex="11pt"/>
    </style:style>
    <style:style style:name="P8" style:family="paragraph" style:parent-style-name="Table_20_Contents">
      <style:paragraph-properties fo:line-height="115%" fo:text-align="end" style:justify-single-word="false"/>
      <style:text-properties style:font-name="Liberation Mono" fo:font-size="11pt" officeooo:rsid="000a9010" officeooo:paragraph-rsid="000a9010" style:font-size-asian="11pt" style:font-size-complex="11pt"/>
    </style:style>
    <style:style style:name="P9" style:family="paragraph" style:parent-style-name="Table_20_Contents">
      <style:paragraph-properties fo:line-height="115%"/>
      <style:text-properties style:font-name="Liberation Mono" fo:font-size="11pt" officeooo:rsid="000a9010" officeooo:paragraph-rsid="000a9010" style:font-size-asian="11pt" style:font-size-complex="11pt"/>
    </style:style>
    <style:style style:name="P10" style:family="paragraph" style:parent-style-name="Table_20_Contents">
      <style:paragraph-properties fo:line-height="115%"/>
      <style:text-properties style:font-name="Liberation Mono" fo:font-size="11pt" officeooo:rsid="0013c94d" officeooo:paragraph-rsid="0013c94d" style:font-size-asian="11pt" style:font-size-complex="11pt"/>
    </style:style>
    <style:style style:name="P11" style:family="paragraph" style:parent-style-name="Table_20_Contents">
      <style:paragraph-properties fo:line-height="115%"/>
      <style:text-properties style:font-name="Liberation Mono" fo:font-size="11pt" officeooo:rsid="0014d6f6" officeooo:paragraph-rsid="0014d6f6" style:font-size-asian="11pt" style:font-size-complex="11pt"/>
    </style:style>
    <style:style style:name="P12" style:family="paragraph" style:parent-style-name="Table_20_Contents">
      <style:paragraph-properties fo:line-height="115%"/>
      <style:text-properties style:font-name="Liberation Mono" fo:font-size="11pt" officeooo:rsid="0014d6f6" officeooo:paragraph-rsid="00232deb" style:font-size-asian="11pt" style:font-size-complex="11pt"/>
    </style:style>
    <style:style style:name="P13" style:family="paragraph" style:parent-style-name="Table_20_Contents">
      <style:paragraph-properties fo:line-height="115%"/>
      <style:text-properties style:font-name="Liberation Mono" fo:font-size="11pt" officeooo:rsid="00153f40" officeooo:paragraph-rsid="00153f40" style:font-size-asian="11pt" style:font-size-complex="11pt"/>
    </style:style>
    <style:style style:name="P14" style:family="paragraph" style:parent-style-name="Table_20_Contents">
      <style:paragraph-properties fo:line-height="115%"/>
      <style:text-properties style:font-name="Liberation Mono" fo:font-size="11pt" officeooo:rsid="0016708c" officeooo:paragraph-rsid="0016708c" style:font-size-asian="11pt" style:font-size-complex="11pt"/>
    </style:style>
    <style:style style:name="P15" style:family="paragraph" style:parent-style-name="Table_20_Contents">
      <style:paragraph-properties fo:line-height="115%" fo:text-align="end" style:justify-single-word="false"/>
      <style:text-properties style:font-name="Liberation Mono" fo:font-size="11pt" officeooo:rsid="0016708c" officeooo:paragraph-rsid="0016708c" style:font-size-asian="11pt" style:font-size-complex="11pt"/>
    </style:style>
    <style:style style:name="P16" style:family="paragraph" style:parent-style-name="Table_20_Contents">
      <style:paragraph-properties fo:line-height="115%"/>
      <style:text-properties style:font-name="Liberation Mono" fo:font-size="11pt" officeooo:rsid="0016708c" officeooo:paragraph-rsid="00232deb" style:font-size-asian="11pt" style:font-size-complex="11pt"/>
    </style:style>
    <style:style style:name="P17" style:family="paragraph" style:parent-style-name="Table_20_Contents">
      <style:paragraph-properties fo:line-height="115%" fo:text-align="end" style:justify-single-word="false"/>
      <style:text-properties style:font-name="Liberation Mono" fo:font-size="11pt" officeooo:rsid="00168bf9" officeooo:paragraph-rsid="00168bf9" style:font-size-asian="11pt" style:font-size-complex="11pt"/>
    </style:style>
    <style:style style:name="P18" style:family="paragraph" style:parent-style-name="Table_20_Contents">
      <style:paragraph-properties fo:line-height="115%"/>
      <style:text-properties style:font-name="Liberation Mono" fo:font-size="11pt" officeooo:rsid="00168bf9" officeooo:paragraph-rsid="00168bf9" style:font-size-asian="11pt" style:font-size-complex="11pt"/>
    </style:style>
    <style:style style:name="P19" style:family="paragraph" style:parent-style-name="Table_20_Contents">
      <style:paragraph-properties fo:line-height="115%"/>
      <style:text-properties style:font-name="Liberation Mono" fo:font-size="11pt" style:text-underline-style="none" officeooo:rsid="0013c94d" officeooo:paragraph-rsid="0013c94d" style:font-size-asian="11pt" style:font-size-complex="11pt"/>
    </style:style>
    <style:style style:name="P20" style:family="paragraph" style:parent-style-name="Table_20_Contents">
      <style:paragraph-properties fo:line-height="115%"/>
      <style:text-properties style:font-name="Liberation Mono" fo:font-size="11pt" style:text-underline-style="none" officeooo:rsid="0013c94d" officeooo:paragraph-rsid="00232deb" style:font-size-asian="11pt" style:font-size-complex="11pt"/>
    </style:style>
    <style:style style:name="P21" style:family="paragraph" style:parent-style-name="Table_20_Contents">
      <style:paragraph-properties fo:line-height="115%"/>
      <style:text-properties style:font-name="Liberation Mono" fo:font-size="11pt" style:text-underline-style="none" officeooo:rsid="0014d6f6" officeooo:paragraph-rsid="0014d6f6" style:font-size-asian="11pt" style:font-size-complex="11pt"/>
    </style:style>
    <style:style style:name="P22" style:family="paragraph" style:parent-style-name="Table_20_Contents">
      <style:paragraph-properties fo:line-height="115%"/>
      <style:text-properties style:font-name="Liberation Mono" fo:font-size="11pt" style:text-underline-style="none" officeooo:rsid="0014d6f6" officeooo:paragraph-rsid="002494f2" style:font-size-asian="11pt" style:font-size-complex="11pt"/>
    </style:style>
    <style:style style:name="P23" style:family="paragraph" style:parent-style-name="Table_20_Contents">
      <style:paragraph-properties fo:line-height="115%"/>
      <style:text-properties style:font-name="Liberation Mono" fo:font-size="11pt" style:text-underline-style="none" officeooo:rsid="0016708c" officeooo:paragraph-rsid="0016708c" style:font-size-asian="11pt" style:font-size-complex="11pt"/>
    </style:style>
    <style:style style:name="P24" style:family="paragraph" style:parent-style-name="Table_20_Contents">
      <style:paragraph-properties fo:line-height="115%"/>
      <style:text-properties style:font-name="Liberation Mono" fo:font-size="11pt" style:text-underline-style="none" officeooo:rsid="00168bf9" officeooo:paragraph-rsid="00168bf9" style:font-size-asian="11pt" style:font-size-complex="11pt"/>
    </style:style>
    <style:style style:name="P25" style:family="paragraph" style:parent-style-name="Table_20_Contents">
      <style:paragraph-properties fo:line-height="115%"/>
      <style:text-properties style:font-name="Liberation Mono" fo:font-size="11pt" style:text-underline-style="solid" style:text-underline-width="auto" style:text-underline-color="font-color" officeooo:rsid="0014d6f6" officeooo:paragraph-rsid="0014d6f6" style:font-size-asian="11pt" style:font-size-complex="11pt"/>
    </style:style>
    <style:style style:name="P26" style:family="paragraph" style:parent-style-name="Table_20_Contents">
      <style:paragraph-properties fo:line-height="115%"/>
      <style:text-properties style:font-name="Liberation Mono" fo:font-size="11pt" style:text-underline-style="solid" style:text-underline-width="auto" style:text-underline-color="font-color" officeooo:rsid="000a9010" officeooo:paragraph-rsid="000a9010" style:font-size-asian="11pt" style:font-size-complex="11pt"/>
    </style:style>
    <style:style style:name="P27" style:family="paragraph" style:parent-style-name="Table_20_Contents">
      <style:paragraph-properties fo:line-height="115%"/>
      <style:text-properties officeooo:paragraph-rsid="000a9010"/>
    </style:style>
    <style:style style:name="P28" style:family="paragraph" style:parent-style-name="Table_20_Contents">
      <style:paragraph-properties fo:line-height="115%"/>
      <style:text-properties officeooo:paragraph-rsid="0014d6f6"/>
    </style:style>
    <style:style style:name="P29" style:family="paragraph" style:parent-style-name="Table_20_Contents">
      <style:paragraph-properties fo:line-height="115%"/>
      <style:text-properties officeooo:paragraph-rsid="00168bf9"/>
    </style:style>
    <style:style style:name="P30" style:family="paragraph" style:parent-style-name="Table_20_Contents">
      <style:paragraph-properties fo:line-height="115%"/>
      <style:text-properties officeooo:paragraph-rsid="002494f2"/>
    </style:style>
    <style:style style:name="P31" style:family="paragraph" style:parent-style-name="Table_20_Contents">
      <style:paragraph-properties fo:line-height="150%"/>
      <style:text-properties style:font-name="Liberation Sans" fo:font-size="12pt" fo:font-weight="bold" officeooo:rsid="0008c080" officeooo:paragraph-rsid="0008c080" fo:background-color="transparent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line-height="150%"/>
      <style:text-properties style:font-name="Liberation Sans" fo:font-size="12pt" officeooo:rsid="0008c080" officeooo:paragraph-rsid="0008c080" style:font-size-asian="12pt" style:font-size-complex="12pt"/>
    </style:style>
    <style:style style:name="P33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08c080" officeooo:paragraph-rsid="0008c080" style:font-size-asian="12pt" style:font-size-complex="12pt"/>
    </style:style>
    <style:style style:name="P34" style:family="paragraph" style:parent-style-name="Table_20_Contents">
      <style:paragraph-properties fo:line-height="150%" fo:text-align="end" style:justify-single-word="false"/>
      <style:text-properties style:font-name="Liberation Sans" fo:font-size="12pt" style:font-size-asian="12pt" style:font-size-complex="12pt"/>
    </style:style>
    <style:style style:name="P35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11d9e8" officeooo:paragraph-rsid="0011d9e8" style:font-size-asian="12pt" style:font-size-complex="12pt"/>
    </style:style>
    <style:style style:name="P36" style:family="paragraph" style:parent-style-name="Table_20_Contents">
      <style:paragraph-properties fo:line-height="150%"/>
      <style:text-properties style:font-name="Liberation Sans" fo:font-size="12pt" officeooo:rsid="0011d9e8" officeooo:paragraph-rsid="0011d9e8" style:font-size-asian="12pt" style:font-size-complex="12pt"/>
    </style:style>
    <style:style style:name="P37" style:family="paragraph" style:parent-style-name="Table_20_Contents">
      <style:paragraph-properties fo:line-height="115%"/>
      <style:text-properties style:font-name="Liberation Sans" fo:font-size="11pt" fo:font-weight="bold" officeooo:rsid="00096339" officeooo:paragraph-rsid="00096339" style:font-size-asian="11pt" style:font-weight-asian="bold" style:font-size-complex="11pt" style:font-weight-complex="bold"/>
    </style:style>
    <style:style style:name="P38" style:family="paragraph" style:parent-style-name="Horizontal_20_Line">
      <style:text-properties style:font-name="Liberation Sans"/>
    </style:style>
    <style:style style:name="P39" style:family="paragraph" style:parent-style-name="Standard">
      <style:text-properties style:font-name="Liberation Sans" fo:font-size="16pt" fo:font-weight="bold" officeooo:rsid="00079c3d" officeooo:paragraph-rsid="00079c3d" style:font-size-asian="16pt" style:font-weight-asian="bold" style:font-size-complex="16pt" style:font-weight-complex="bold"/>
    </style:style>
    <style:style style:name="P40" style:family="paragraph" style:parent-style-name="Standard">
      <style:text-properties style:font-name="Liberation Sans" officeooo:paragraph-rsid="00079c3d"/>
    </style:style>
    <style:style style:name="P41" style:family="paragraph" style:parent-style-name="Standard">
      <style:text-properties style:font-name="Liberation Sans" fo:font-size="14pt" officeooo:rsid="00079c3d" officeooo:paragraph-rsid="00079c3d" style:font-size-asian="12.25pt" style:font-size-complex="14pt"/>
    </style:style>
    <style:style style:name="P42" style:family="paragraph" style:parent-style-name="Standard">
      <style:paragraph-properties fo:break-before="page"/>
      <style:text-properties style:font-name="Liberation Sans" fo:font-size="14pt" officeooo:rsid="00079c3d" officeooo:paragraph-rsid="00079c3d" style:font-size-asian="12.25pt" style:font-size-complex="14pt"/>
    </style:style>
    <style:style style:name="P43" style:family="paragraph" style:parent-style-name="Standard">
      <style:text-properties style:font-name="Liberation Sans" fo:font-size="14pt" officeooo:rsid="002b7bfd" officeooo:paragraph-rsid="002b7bfd" style:font-size-asian="12.25pt" style:font-size-complex="14pt"/>
    </style:style>
    <style:style style:name="P44" style:family="paragraph" style:parent-style-name="Standard">
      <style:text-properties style:font-name="Liberation Sans" fo:font-size="14pt" officeooo:rsid="002c2203" officeooo:paragraph-rsid="002c2203" style:font-size-asian="12.25pt" style:font-size-complex="14pt"/>
    </style:style>
    <style:style style:name="P45" style:family="paragraph" style:parent-style-name="Standard">
      <style:text-properties style:font-name="Liberation Sans" fo:font-size="14pt" fo:font-weight="bold" officeooo:rsid="00079c3d" officeooo:paragraph-rsid="00079c3d" style:font-size-asian="12.25pt" style:font-weight-asian="bold" style:font-size-complex="14pt" style:font-weight-complex="bold"/>
    </style:style>
    <style:style style:name="P46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08c080" style:font-size-asian="12pt" style:font-size-complex="12pt"/>
    </style:style>
    <style:style style:name="P47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11d9e8" style:font-size-asian="12pt" style:font-size-complex="12pt"/>
    </style:style>
    <style:style style:name="P48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officeooo:rsid="0008c08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c080" style:font-weight-asian="bold" style:font-weight-complex="bold"/>
    </style:style>
    <style:style style:name="T4" style:family="text">
      <style:text-properties fo:font-weight="bold" officeooo:rsid="002c2203" style:font-weight-asian="bold" style:font-weight-complex="bold"/>
    </style:style>
    <style:style style:name="T5" style:family="text">
      <style:text-properties officeooo:rsid="0012b1ca"/>
    </style:style>
    <style:style style:name="T6" style:family="text">
      <style:text-properties officeooo:rsid="0013c94d"/>
    </style:style>
    <style:style style:name="T7" style:family="text">
      <style:text-properties officeooo:rsid="0014d6f6"/>
    </style:style>
    <style:style style:name="T8" style:family="text">
      <style:text-properties style:font-name="Liberation Mono" fo:font-size="11pt" style:text-underline-style="none" officeooo:rsid="0014d6f6" style:font-size-asian="11pt" style:font-size-complex="11pt"/>
    </style:style>
    <style:style style:name="T9" style:family="text">
      <style:text-properties style:font-name="Liberation Mono" fo:font-size="11pt" style:text-underline-style="none" officeooo:rsid="00153f40" style:font-size-asian="11pt" style:font-size-complex="11pt"/>
    </style:style>
    <style:style style:name="T10" style:family="text">
      <style:text-properties style:font-name="Liberation Mono" fo:font-size="11pt" style:text-underline-style="none" officeooo:rsid="00168bf9" style:font-size-asian="11pt" style:font-size-complex="11pt"/>
    </style:style>
    <style:style style:name="T11" style:family="text">
      <style:text-properties style:font-name="Liberation Mono" fo:font-size="11pt" style:text-underline-style="none" officeooo:rsid="001b67ac" style:font-size-asian="11pt" style:font-size-complex="11pt"/>
    </style:style>
    <style:style style:name="T12" style:family="text">
      <style:text-properties style:font-name="Liberation Mono" fo:font-size="11pt" style:text-underline-style="none" officeooo:rsid="00264337" style:font-size-asian="11pt" style:font-size-complex="11pt"/>
    </style:style>
    <style:style style:name="T13" style:family="text">
      <style:text-properties style:font-name="Liberation Mono" fo:font-size="11pt" officeooo:rsid="000a9010" style:font-size-asian="11pt" style:font-size-complex="11pt"/>
    </style:style>
    <style:style style:name="T14" style:family="text">
      <style:text-properties style:font-name="Liberation Mono" fo:font-size="11pt" officeooo:rsid="0016708c" style:font-size-asian="11pt" style:font-size-complex="11pt"/>
    </style:style>
    <style:style style:name="T15" style:family="text">
      <style:text-properties officeooo:rsid="00153f40"/>
    </style:style>
    <style:style style:name="T16" style:family="text">
      <style:text-properties officeooo:rsid="0016708c"/>
    </style:style>
    <style:style style:name="T17" style:family="text">
      <style:text-properties officeooo:rsid="001ca576"/>
    </style:style>
    <style:style style:name="T18" style:family="text">
      <style:text-properties officeooo:rsid="001f6965"/>
    </style:style>
    <style:style style:name="T19" style:family="text">
      <style:text-properties fo:font-size="16pt" fo:font-weight="bold" officeooo:rsid="00079c3d" style:font-size-asian="16pt" style:font-weight-asian="bold" style:font-size-complex="16pt" style:font-weight-complex="bold"/>
    </style:style>
    <style:style style:name="T20" style:family="text">
      <style:text-properties fo:font-size="16pt" fo:font-weight="bold" officeooo:rsid="002540b2" style:font-size-asian="16pt" style:font-weight-asian="bold" style:font-size-complex="16pt" style:font-weight-complex="bold"/>
    </style:style>
    <style:style style:name="T21" style:family="text">
      <style:text-properties fo:font-size="16pt" fo:font-weight="bold" officeooo:rsid="0029981e" style:font-size-asian="16pt" style:font-weight-asian="bold" style:font-size-complex="16pt" style:font-weight-complex="bold"/>
    </style:style>
    <style:style style:name="T22" style:family="text">
      <style:text-properties officeooo:rsid="00264337"/>
    </style:style>
    <style:style style:name="T23" style:family="text">
      <style:text-properties officeooo:rsid="0026ce9f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 Box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2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3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CS1428</text:p>
      <text:p text:style-name="P40"><text:span text:style-name="T20">Summer</text:span><text:span text:style-name="T19"> 202</text:span><text:span text:style-name="T21">3</text:span></text:p>
      <text:p text:style-name="P39">Assignment <text:span text:style-name="T6">2</text:span> Rubric</text:p>
      <text:p text:style-name="P41"><text:span text:style-name="T2">Student Name: </text:span><text:s/><draw:control text:anchor-type="as-char" draw:z-index="4" draw:name="Shape3" draw:style-name="gr1" draw:text-style-name="P48" svg:width="5.448in" svg:height="0.2398in" draw:control="control7"/></text:p>
      <text:p text:style-name="P38"/>
      <text:p text:style-name="P45">Style: <text:span text:style-name="T1">20 points</text:span></text:p>
      <table:table table:name="style" table:style-name="style">
        <table:table-column table:style-name="style.A"/>
        <table:table-column table:style-name="style.B"/>
        <table:table-column table:style-name="style.C"/>
        <table:table-row>
          <table:table-cell table:style-name="style.A1" office:value-type="string">
            <text:p text:style-name="P31">Condition</text:p>
          </table:table-cell>
          <table:table-cell table:style-name="style.A1" office:value-type="string">
            <text:p text:style-name="P31">Max Points</text:p>
          </table:table-cell>
          <table:table-cell table:style-name="style.A1" office:value-type="string">
            <text:p text:style-name="P31">Points Awarded</text:p>
          </table:table-cell>
        </table:table-row>
        <table:table-row>
          <table:table-cell table:style-name="style.A2" office:value-type="string">
            <text:p text:style-name="P32">All lines less that 80 characters.</text:p>
          </table:table-cell>
          <table:table-cell table:style-name="style.A2" office:value-type="string">
            <text:p text:style-name="P33">4</text:p>
          </table:table-cell>
          <table:table-cell table:style-name="style.A2" office:value-type="string">
            <text:p text:style-name="P34"><draw:control text:anchor-type="as-char" draw:z-index="9" draw:name="Shape1" draw:style-name="gr2" draw:text-style-name="P48" svg:width="0.5689in" svg:height="0.2571in" draw:control="control1"/></text:p>
          </table:table-cell>
        </table:table-row>
        <table:table-row>
          <table:table-cell table:style-name="style.A2" office:value-type="string">
            <text:p text:style-name="P32">Variables have meaningful names.</text:p>
          </table:table-cell>
          <table:table-cell table:style-name="style.A2" office:value-type="string">
            <text:p text:style-name="P33">4</text:p>
          </table:table-cell>
          <table:table-cell table:style-name="style.A2" office:value-type="string">
            <text:p text:style-name="P46"><draw:control text:anchor-type="as-char" draw:z-index="0" draw:name="Shape1_0" draw:style-name="gr1" draw:text-style-name="P48" svg:width="0.5689in" svg:height="0.2571in" draw:control="control2"/></text:p>
          </table:table-cell>
        </table:table-row>
        <table:table-row>
          <table:table-cell table:style-name="style.A2" office:value-type="string">
            <text:p text:style-name="P32">Every block indented one tab or 4 spaces.</text:p>
          </table:table-cell>
          <table:table-cell table:style-name="style.A2" office:value-type="string">
            <text:p text:style-name="P33">4</text:p>
          </table:table-cell>
          <table:table-cell table:style-name="style.A2" office:value-type="string">
            <text:p text:style-name="P46"><draw:control text:anchor-type="as-char" draw:z-index="1" draw:name="Shape1_1" draw:style-name="gr1" draw:text-style-name="P48" svg:width="0.5689in" svg:height="0.2571in" draw:control="control3"/></text:p>
          </table:table-cell>
        </table:table-row>
        <table:table-row>
          <table:table-cell table:style-name="style.A2" office:value-type="string">
            <text:p text:style-name="P32">Comments included for “complicated” actions.</text:p>
          </table:table-cell>
          <table:table-cell table:style-name="style.A2" office:value-type="string">
            <text:p text:style-name="P35">2</text:p>
          </table:table-cell>
          <table:table-cell table:style-name="style.A2" office:value-type="string">
            <text:p text:style-name="P46"><draw:control text:anchor-type="as-char" draw:z-index="2" draw:name="Shape1_2" draw:style-name="gr1" draw:text-style-name="P48" svg:width="0.5689in" svg:height="0.2571in" draw:control="control4"/></text:p>
          </table:table-cell>
        </table:table-row>
        <table:table-row>
          <table:table-cell table:style-name="style.A2" office:value-type="string">
            <text:p text:style-name="P32">File name is [Authors Last Name]_assignment<text:span text:style-name="T17">2</text:span>.cpp</text:p>
          </table:table-cell>
          <table:table-cell table:style-name="style.A2" office:value-type="string">
            <text:p text:style-name="P33">4</text:p>
          </table:table-cell>
          <table:table-cell table:style-name="style.A2" office:value-type="string">
            <text:p text:style-name="P46"><draw:control text:anchor-type="as-char" draw:z-index="3" draw:name="Shape1_3" draw:style-name="gr1" draw:text-style-name="P48" svg:width="0.5689in" svg:height="0.2571in" draw:control="control5"/></text:p>
          </table:table-cell>
        </table:table-row>
        <table:table-row>
          <table:table-cell table:style-name="style.A2" office:value-type="string">
            <text:p text:style-name="P36">Author and dat<text:span text:style-name="T18">e</text:span> comments included.</text:p>
          </table:table-cell>
          <table:table-cell table:style-name="style.A2" office:value-type="string">
            <text:p text:style-name="P35">2</text:p>
          </table:table-cell>
          <table:table-cell table:style-name="style.A2" office:value-type="string">
            <text:p text:style-name="P47"><draw:control text:anchor-type="as-char" draw:z-index="11" draw:name="Shape1_8" draw:style-name="gr1" draw:text-style-name="P48" svg:width="0.5689in" svg:height="0.2571in" draw:control="control12"/></text:p>
          </table:table-cell>
        </table:table-row>
      </table:table>
      <text:p text:style-name="P41"/>
      <text:p text:style-name="P1"/>
      <text:p text:style-name="P42"><text:span text:style-name="T2">Test Cases: </text:span><text:span text:style-name="T3">80 points</text:span></text:p>
      <text:p text:style-name="P43"><text:span text:style-name="T2">Programs that do not compile will </text:span><text:span text:style-name="T4">not be graded on test cases.</text:span></text:p>
      <text:p text:style-name="P44"><text:span text:style-name="T2">Programs should continue running until the last test case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7">Input</text:p>
          </table:table-cell>
          <table:table-cell table:style-name="Table1.A1" office:value-type="string">
            <text:p text:style-name="P37">Test Condition</text:p>
          </table:table-cell>
          <table:table-cell table:style-name="Table1.A1" office:value-type="string">
            <text:p text:style-name="P37">Max Points</text:p>
          </table:table-cell>
          <table:table-cell table:style-name="Table1.A1" office:value-type="string">
            <text:p text:style-name="P37">Points Awarded</text:p>
          </table:table-cell>
        </table:table-row>
        <table:table-row>
          <table:table-cell table:style-name="Table1.A2" office:value-type="string">
            <text:p text:style-name="P19">P</text:p>
          </table:table-cell>
          <table:table-cell table:style-name="Table1.A2" office:value-type="string">
            <text:p text:style-name="P10">Console prints error message</text:p>
          </table:table-cell>
          <table:table-cell table:style-name="Table1.A2" office:value-type="string">
            <text:p text:style-name="P17">5</text:p>
          </table:table-cell>
          <table:table-cell table:style-name="Table1.A2" office:value-type="string">
            <text:p text:style-name="P5"><draw:control text:anchor-type="as-char" draw:z-index="5" draw:name="Shape1_4" draw:style-name="gr1" draw:text-style-name="P48" svg:width="0.5689in" svg:height="0.2571in" draw:control="control8"/></text:p>
          </table:table-cell>
        </table:table-row>
        <table:table-row>
          <table:table-cell table:style-name="Table1.A2" office:value-type="string">
            <text:p text:style-name="P19">D</text:p>
            <text:p text:style-name="P21">Walter Hohman</text:p>
            <text:p text:style-name="P20">Sally</text:p>
            <text:p text:style-name="P21">500</text:p>
            <text:p text:style-name="P21">5200</text:p>
          </table:table-cell>
          <table:table-cell table:style-name="Table1.A2" office:value-type="string">
            <text:p text:style-name="P25">Contents of Sally.txt</text:p>
            <text:p text:style-name="P21">Ship Name: <text:s text:c="5"/>Sally</text:p>
            <text:p text:style-name="P21">Ship Mass: <text:s text:c="5"/>500.<text:span text:style-name="T22">0</text:span>kg</text:p>
            <text:p text:style-name="P21">Acceleration: <text:s text:c="2"/>10.4m/s2</text:p>
            <text:p text:style-name="P21">Impulse: <text:s text:c="7"/>22.9Ns/kg</text:p>
            <text:p text:style-name="P21">Max Altitude: <text:s text:c="2"/>469.0km</text:p>
            <text:p text:style-name="P22">Designer Name: <text:s/>Walter Hohman</text:p>
          </table:table-cell>
          <table:table-cell table:style-name="Table1.A2" office:value-type="string">
            <text:p text:style-name="P8"><text:span text:style-name="T6">1</text:span>0</text:p>
          </table:table-cell>
          <table:table-cell table:style-name="Table1.A2" office:value-type="string">
            <text:p text:style-name="P5"><draw:control text:anchor-type="as-char" draw:z-index="6" draw:name="Shape1_5" draw:style-name="gr1" draw:text-style-name="P48" svg:width="0.5689in" svg:height="0.2571in" draw:control="control9"/></text:p>
          </table:table-cell>
        </table:table-row>
        <table:table-row>
          <table:table-cell table:style-name="Table1.A2" office:value-type="string">
            <text:p text:style-name="P11">d</text:p>
            <text:p text:style-name="P11">Jules Verne</text:p>
            <text:p text:style-name="P12">Valentina</text:p>
            <text:p text:style-name="P13">340</text:p>
            <text:p text:style-name="P13">679</text:p>
          </table:table-cell>
          <table:table-cell table:style-name="Table1.A2" office:value-type="string">
            <text:p text:style-name="P25">Contents of <text:span text:style-name="T15">Valentina</text:span>.txt</text:p>
            <text:p text:style-name="P28"><text:span text:style-name="T8">Ship Name: <text:s text:c="5"/></text:span><text:span text:style-name="T9">Valentina</text:span></text:p>
            <text:p text:style-name="P28"><text:span text:style-name="T8">Ship Mass: <text:s text:c="5"/></text:span><text:span text:style-name="T9">340.</text:span><text:span text:style-name="T12">0</text:span><text:span text:style-name="T8">kg</text:span></text:p>
            <text:p text:style-name="P21">Acceleration: <text:s text:c="2"/><text:span text:style-name="T15">2.0</text:span>m/s2</text:p>
            <text:p text:style-name="P21">Impulse: <text:s text:c="7"/>6.8Ns/kg</text:p>
            <text:p text:style-name="P21">Max Altitude: <text:s text:c="2"/>145.6km</text:p>
            <text:p text:style-name="P30"><text:span text:style-name="T8">Designer Name: <text:s/></text:span><text:span text:style-name="T9">Jules Vernes</text:span></text:p>
          </table:table-cell>
          <table:table-cell table:style-name="Table1.A2" office:value-type="string">
            <text:p text:style-name="P8"><text:span text:style-name="T6">1</text:span>0</text:p>
          </table:table-cell>
          <table:table-cell table:style-name="Table1.A2" office:value-type="string">
            <text:p text:style-name="P5"><draw:control text:anchor-type="as-char" draw:z-index="7" draw:name="Shape1_6" draw:style-name="gr1" draw:text-style-name="P48" svg:width="0.5689in" svg:height="0.2571in" draw:control="control10"/></text:p>
          </table:table-cell>
        </table:table-row>
        <table:table-row>
          <table:table-cell table:style-name="Table1.A2" office:value-type="string">
            <text:p text:style-name="P14">D</text:p>
            <text:p text:style-name="P14">Isaac Asimov</text:p>
            <text:p text:style-name="P16">Kalpana</text:p>
            <text:p text:style-name="P14">100</text:p>
            <text:p text:style-name="P14">560</text:p>
          </table:table-cell>
          <table:table-cell table:style-name="Table1.A2" office:value-type="string">
            <text:p text:style-name="P26">Contents of <text:span text:style-name="T16">Kalpana</text:span>.txt</text:p>
            <text:p text:style-name="P27"><text:span text:style-name="T13">Ship Name: <text:s text:c="5"/></text:span><text:span text:style-name="T14">Kalpana</text:span></text:p>
            <text:p text:style-name="P9">Ship Mass: <text:s text:c="5"/><text:span text:style-name="T16">100.</text:span><text:span text:style-name="T22">0</text:span>kg</text:p>
            <text:p text:style-name="P27"><text:span text:style-name="T13">Acceleration: <text:s text:c="2"/></text:span><text:span text:style-name="T14">5.6</text:span><text:span text:style-name="T13">m/s2</text:span></text:p>
            <text:p text:style-name="P9">Impulse: <text:s text:c="7"/>16.9Ns/kg</text:p>
            <text:p text:style-name="P9">Max Altitude: <text:s text:c="2"/>347.7km</text:p>
            <text:p text:style-name="P30"><text:span text:style-name="T13">Designer Name: <text:s/></text:span><text:span text:style-name="T14">Isaac Asimov</text:span></text:p>
          </table:table-cell>
          <table:table-cell table:style-name="Table1.A2" office:value-type="string">
            <text:p text:style-name="P8"><text:span text:style-name="T6">1</text:span>0</text:p>
          </table:table-cell>
          <table:table-cell table:style-name="Table1.A2" office:value-type="string">
            <text:p text:style-name="P5"><draw:control text:anchor-type="as-char" draw:z-index="8" draw:name="Shape1_7" draw:style-name="gr1" draw:text-style-name="P48" svg:width="0.5689in" svg:height="0.2571in" draw:control="control11"/></text:p>
          </table:table-cell>
        </table:table-row>
        <table:table-row>
          <table:table-cell table:style-name="Table1.A2" office:value-type="string">
            <text:p text:style-name="P14">t</text:p>
            <text:p text:style-name="P14">Boko</text:p>
          </table:table-cell>
          <table:table-cell table:style-name="Table1.A2" office:value-type="string">
            <text:p text:style-name="P23">Console prints error message</text:p>
          </table:table-cell>
          <table:table-cell table:style-name="Table1.A2" office:value-type="string">
            <text:p text:style-name="P17">5</text:p>
          </table:table-cell>
          <table:table-cell table:style-name="Table1.A2" office:value-type="string">
            <text:p text:style-name="P6"><draw:control text:anchor-type="as-char" draw:z-index="12" draw:name="Shape1_9" draw:style-name="gr1" draw:text-style-name="P48" svg:width="0.5689in" svg:height="0.2571in" draw:control="control13"/></text:p>
          </table:table-cell>
        </table:table-row>
        <table:table-row>
          <table:table-cell table:style-name="Table1.A2" office:value-type="string">
            <text:p text:style-name="P14">T</text:p>
            <text:p text:style-name="P14">Sally</text:p>
          </table:table-cell>
          <table:table-cell table:style-name="Table1.A2" office:value-type="string">
            <text:p text:style-name="P23">Console prints, “Sally has failed test number 3”</text:p>
          </table:table-cell>
          <table:table-cell table:style-name="Table1.A2" office:value-type="string">
            <text:p text:style-name="P15">10</text:p>
          </table:table-cell>
          <table:table-cell table:style-name="Table1.A2" office:value-type="string">
            <text:p text:style-name="P7"><draw:control text:anchor-type="as-char" draw:z-index="13" draw:name="Shape1_10" draw:style-name="gr1" draw:text-style-name="P48" svg:width="0.5689in" svg:height="0.2571in" draw:control="control14"/></text:p>
          </table:table-cell>
        </table:table-row>
        <table:table-row>
          <table:table-cell table:style-name="Table1.A2" office:value-type="string">
            <text:p text:style-name="P14">t</text:p>
            <text:p text:style-name="P14">Valentina</text:p>
          </table:table-cell>
          <table:table-cell table:style-name="Table1.A2" office:value-type="string">
            <text:p text:style-name="P23">Console prints, “Valentina has failed test number <text:span text:style-name="T23">4</text:span>”</text:p>
          </table:table-cell>
          <table:table-cell table:style-name="Table1.A2" office:value-type="string">
            <text:p text:style-name="P17">10</text:p>
          </table:table-cell>
          <table:table-cell table:style-name="Table1.A2" office:value-type="string">
            <text:p text:style-name="P7"><draw:control text:anchor-type="as-char" draw:z-index="14" draw:name="Shape1_11" draw:style-name="gr1" draw:text-style-name="P48" svg:width="0.5689in" svg:height="0.2571in" draw:control="control15"/></text:p>
          </table:table-cell>
        </table:table-row>
        <table:table-row>
          <table:table-cell table:style-name="Table1.A2" office:value-type="string">
            <text:p text:style-name="P18">T</text:p>
            <text:p text:style-name="P18">Kalpana</text:p>
          </table:table-cell>
          <table:table-cell table:style-name="Table1.A2" office:value-type="string">
            <text:p text:style-name="P24">Console prints, “Kalpana has passed all tests.”</text:p>
          </table:table-cell>
          <table:table-cell table:style-name="Table1.A2" office:value-type="string">
            <text:p text:style-name="P17">10</text:p>
          </table:table-cell>
          <table:table-cell table:style-name="Table1.A2" office:value-type="string">
            <text:p text:style-name="P7"><draw:control text:anchor-type="as-char" draw:z-index="15" draw:name="Shape1_12" draw:style-name="gr1" draw:text-style-name="P48" svg:width="0.5689in" svg:height="0.2571in" draw:control="control16"/></text:p>
          </table:table-cell>
        </table:table-row>
        <table:table-row>
          <table:table-cell table:style-name="Table1.A2" office:value-type="string">
            <text:p text:style-name="P18">q</text:p>
          </table:table-cell>
          <table:table-cell table:style-name="Table1.A2" office:value-type="string">
            <text:p text:style-name="P29"><text:span text:style-name="T10">Program </text:span><text:span text:style-name="T11">prints, “Thank you for using Craft Designer Plus</text:span><text:span text:style-name="T10">.” </text:span><text:span text:style-name="T11">and exits.</text:span></text:p>
          </table:table-cell>
          <table:table-cell table:style-name="Table1.A2" office:value-type="string">
            <text:p text:style-name="P17">10</text:p>
          </table:table-cell>
          <table:table-cell table:style-name="Table1.A2" office:value-type="string">
            <text:p text:style-name="P7"><draw:control text:anchor-type="as-char" draw:z-index="16" draw:name="Shape1_13" draw:style-name="gr1" draw:text-style-name="P48" svg:width="0.5689in" svg:height="0.2571in" draw:control="control17"/></text:p>
          </table:table-cell>
        </table:table-row>
      </table:table>
      <text:p text:style-name="P1"/>
      <text:p text:style-name="P3">*<text:span text:style-name="T5">values can be +- 0.1</text:span></text:p>
      <text:p text:style-name="P4">All test cases will be entered in order <text:span text:style-name="T7">on one run of the program</text:span>.</text:p>
      <text:p text:style-name="P4"/>
      <text:p text:style-name="P2">Total Points: <draw:control text:anchor-type="as-char" draw:z-index="10" draw:name="Shape2" draw:style-name="gr2" draw:text-style-name="P48" svg:width="1.0315in" svg:height="0.2815in" draw:control="control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12:52:26.725152302</meta:creation-date>
    <meta:generator>LibreOffice/7.3.7.2$Linux_X86_64 LibreOffice_project/30$Build-2</meta:generator>
    <dc:date>2023-06-08T15:26:44.363305898</dc:date>
    <meta:editing-duration>PT1H8M4S</meta:editing-duration>
    <meta:editing-cycles>27</meta:editing-cycles>
    <meta:document-statistic meta:table-count="2" meta:image-count="0" meta:object-count="0" meta:page-count="2" meta:paragraph-count="106" meta:word-count="248" meta:character-count="1527" meta:non-whitespace-character-count="1301"/>
  </office:meta>
</office:document-meta>
</file>